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6a603" officeooo:paragraph-rsid="0006a603"/>
    </style:style>
    <style:style style:name="P2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6a603" officeooo:paragraph-rsid="0006a603"/>
    </style:style>
    <style:style style:name="P3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06a603"/>
    </style:style>
    <style:style style:name="P4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bold" officeooo:paragraph-rsid="0006a603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2d96" style:font-size-asian="10pt" style:font-size-complex="10pt"/>
    </style:style>
    <style:style style:name="T3" style:family="text">
      <style:text-properties fo:font-size="10pt" officeooo:rsid="000900e0" style:font-size-asian="10pt" style:font-size-complex="10pt"/>
    </style:style>
    <style:style style:name="T4" style:family="text">
      <style:text-properties fo:font-size="10pt" officeooo:rsid="0009c554" style:font-size-asian="10pt" style:font-size-complex="10pt"/>
    </style:style>
    <style:style style:name="T5" style:family="text">
      <style:text-properties fo:font-size="10pt" officeooo:rsid="000ac831" style:font-size-asian="10pt" style:font-size-complex="10pt"/>
    </style:style>
    <style:style style:name="T6" style:family="text">
      <style:text-properties fo:font-size="10pt" fo:font-weight="bold" officeooo:rsid="000bca40" style:font-size-asian="10pt" style:font-weight-asian="bold" style:font-size-complex="10pt" style:font-weight-complex="bold"/>
    </style:style>
    <style:style style:name="T7" style:family="text">
      <style:text-properties fo:font-size="10pt" officeooo:rsid="000bca40" style:font-size-asian="8.75pt" style:font-weight-asian="normal" style:font-size-complex="10pt" style:font-weight-complex="normal"/>
    </style:style>
    <style:style style:name="T8" style:family="text">
      <style:text-properties fo:font-size="10pt" officeooo:rsid="000dbd0f" style:font-size-asian="8.75pt" style:font-weight-asian="normal" style:font-size-complex="10pt" style:font-weight-complex="normal"/>
    </style:style>
    <style:style style:name="T9" style:family="text">
      <style:text-properties fo:font-size="10pt" officeooo:rsid="000f1aac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f1aac" style:font-size-asian="8.75pt" style:font-weight-asian="normal" style:font-size-complex="10pt" style:font-weight-complex="normal"/>
    </style:style>
    <style:style style:name="T11" style:family="text">
      <style:text-properties fo:font-size="10pt" fo:font-style="italic" officeooo:rsid="000bca40" style:font-size-asian="8.75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c831" style:font-size-asian="12pt" style:font-weight-asian="bold" style:font-size-complex="12pt" style:font-weight-complex="bold"/>
    </style:style>
    <style:style style:name="T14" style:family="text">
      <style:text-properties officeooo:rsid="000bca40"/>
    </style:style>
    <style:style style:name="T15" style:family="text">
      <style:text-properties officeooo:rsid="000f1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 almejada: 8.5</text:p>
      <text:p text:style-name="P1">Aluno: Tales Cruz da Silva</text:p>
      <text:p text:style-name="P1"/>
      <text:p text:style-name="P2"><text:tab/><text:span text:style-name="T12">Desenvolvimento dos exercícios e trabalhos:</text:span></text:p>
      <text:p text:style-name="P2"><text:tab/><text:span text:style-name="T1">Tendo em </text:span><text:span text:style-name="T2">vista que todos os trabalhos estão funcionando nos diversos testes do professor, acredito que isto pesa consideravelmente para o incremento da nota. </text:span></text:p>
      <text:p text:style-name="P2"><text:span text:style-name="T2"><text:tab/>Todos os trabalhos fazem o que foi proposto como requisitos mínimos, o t3 até mais, pois foi utilizado para explorar possibilidades de estruturas diferentes de código, o que serve muito para aprendizado, mas causou falta de tempo para os outros trabalhos, bem como muitos trechos de código verboso</text:span><text:span text:style-name="T4">s</text:span><text:span text:style-name="T2"> ou desnecessário</text:span><text:span text:style-name="T3">s</text:span><text:span text:style-name="T2">.</text:span></text:p>
      <text:p text:style-name="P2"><text:span text:style-name="T2"><text:tab/></text:span><text:span text:style-name="T5">Acredito que os trabalhos me fizeram aprofundar realmente conhecimentos sobre TADs que eu sabia apenas de forma teórica e achava que eram fáceis de implementar, ledo engano. Apesar da grande dificuldade no processo e muitos erros de acesso indevido de memória, acredito que terminei o semestre muito maior e preparado do que entrei.</text:span></text:p>
      <text:p text:style-name="P3"><text:span text:style-name="T5"><text:tab/></text:span><text:span text:style-name="T6">A</text:span><text:span text:style-name="T13">prendizagem do conteúdo da disciplina:</text:span></text:p>
      <text:p text:style-name="P3"><text:span text:style-name="T13"><text:tab/></text:span><text:span text:style-name="T7">De forma direta, acredito que alguns conhecimentos não tenho confiança </text:span><text:span text:style-name="T9">ou faltaram algum aprofundamento</text:span><text:span text:style-name="T7">, como algoritmos de caminho mínimo em um grafo, vetores circulares </text:span><text:span text:style-name="T8">e deques</text:span><text:span text:style-name="T7">, mas aprendi e reconheço que compreendo TADs de forma geral, listas, filas, pilhas, arvores binárias, grafos, etc…</text:span></text:p>
      <text:p text:style-name="P3"><text:span text:style-name="T7"><text:tab/>A questão de alocação dinâmica de memória, eu acreditava já saber, mas vi que faltava bastante conhecimento e traquejo no manejo dos ponteiros, esta experiencia foi muito adquirida com a cadeira de Organização de Computadores e a programação em A</text:span><text:span text:style-name="T11">ssembly </text:span><text:span text:style-name="T7">e ajudou enormemente na cadeira de Lab2.</text:span></text:p>
      <text:p text:style-name="P4"><text:span text:style-name="T14"><text:tab/></text:span><text:span text:style-name="T15">A</text:span><text:span text:style-name="T14">valiação sobre como a disciplina:</text:span></text:p>
      <text:p text:style-name="P4"><text:tab/><text:span text:style-name="T10">Como um aluno que não fez lab1 com o professor da disciplina, tive dificuldade em acompanhar as datas apenas no final do semestre e o estilo dos trabalhos, em que se programa apenas uma parte do código e utiliza ou é utilizado por um código do professor. Mesmo com estas dificuldades, acredito que o método de avalização é consistente com o que é cobrado no mercado e torna a prática de criar bibliotecas próprias muito mais intuitivas. Acredito que o ultimo trabalho foi mais complexo que o esperado, mas nada absurdo. Em suma, foi uma boa combinação de dificuldade e aprendiza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28:35.976559946</meta:creation-date>
    <meta:generator>LibreOffice/24.2.5.2$Linux_X86_64 LibreOffice_project/d6e8b0f3fc6e8af2b00cf4969fd0d2fa45b9a62e</meta:generator>
    <dc:date>2024-08-01T12:14:58.067140038</dc:date>
    <meta:editing-duration>PT35M48S</meta:editing-duration>
    <meta:editing-cycles>10</meta:editing-cycles>
    <meta:document-statistic meta:table-count="0" meta:image-count="0" meta:object-count="0" meta:page-count="1" meta:paragraph-count="11" meta:word-count="341" meta:character-count="2145" meta:non-whitespace-character-count="1805"/>
  </office:meta>
</office:document-meta>
</file>